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RW Palladio L" svg:font-family="'URW Palladio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URW Palladio L" fo:font-size="12pt" officeooo:rsid="000dd187" officeooo:paragraph-rsid="000dd187" style:font-size-asian="10.5pt" style:font-size-complex="12pt"/>
    </style:style>
    <style:style style:name="P2" style:family="paragraph" style:parent-style-name="Preformatted_20_Text">
      <style:text-properties style:font-name="URW Palladio L" fo:font-size="10pt" officeooo:rsid="000e6d5c" officeooo:paragraph-rsid="000e6d5c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len Higgins C00197373</text:p>
      <text:p text:style-name="P2">Zoltan Fuzesi C00197361</text:p>
      <text:p text:style-name="P2">Robert Scully C00196960</text:p>
      <text:p text:style-name="P1"/>
      <text:p text:style-name="P1"/>
      <text:p text:style-name="P1">Project Specific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RW Palladio L" svg:font-family="'URW Palladio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5T09:22:11.537646459</dc:date>
    <meta:editing-duration>PT2M27S</meta:editing-duration>
    <meta:editing-cycles>1</meta:editing-cycles>
    <meta:document-statistic meta:table-count="0" meta:image-count="0" meta:object-count="0" meta:page-count="1" meta:paragraph-count="4" meta:word-count="11" meta:character-count="90" meta:non-whitespace-character-count="83"/>
    <meta:generator>LibreOffice/5.1.6.2$Linux_X86_64 LibreOffice_project/10m0$Build-2</meta:generator>
  </office:meta>
</office:document-meta>
</file>